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margin-left="0cm" fo:margin-right="0cm" fo:margin-top="0cm" fo:margin-bottom="0cm" fo:line-height="100%" fo:text-align="center" style:justify-single-word="false" fo:text-indent="0cm" style:auto-text-indent="false"/>
      <style:text-properties style:font-name="Times New Roman" fo:font-size="12pt" style:font-size-asian="12pt" style:font-size-complex="12pt"/>
    </style:style>
    <style:style style:name="P3" style:family="paragraph" style:parent-style-name="Standard">
      <style:paragraph-properties fo:margin-left="0cm" fo:margin-right="0cm" fo:margin-top="0cm" fo:margin-bottom="0cm" fo:line-height="100%" fo:text-align="start" style:justify-single-word="false" fo:text-indent="0cm" style:auto-text-indent="false"/>
      <style:text-properties style:font-name="Times New Roman" fo:font-size="12pt" style:font-size-asian="12pt" style:font-size-complex="12pt"/>
    </style:style>
    <style:style style:name="P4" style:family="paragraph" style:parent-style-name="Default" style:master-page-name="">
      <style:paragraph-properties fo:margin-left="0cm" fo:margin-right="0cm" fo:margin-top="0cm" fo:margin-bottom="0cm" fo:line-height="100%" fo:text-align="justify" style:justify-single-word="false" fo:text-indent="0cm" style:auto-text-indent="false" style:page-number="auto" style:text-autospace="none">
        <style:tab-stops/>
      </style:paragraph-properties>
      <style:text-properties style:font-name="Times New Roman" fo:font-size="12pt" style:font-size-asian="12pt" style:font-size-complex="12pt"/>
    </style:style>
    <style:style style:name="P5" style:family="paragraph" style:parent-style-name="Text_20_body">
      <style:paragraph-properties fo:margin-left="0cm" fo:margin-right="0cm" fo:margin-top="0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Times New Roman" fo:font-size="12pt" style:font-size-asian="12pt" style:font-size-complex="12pt"/>
    </style:style>
    <style:style style:name="T1" style:family="text">
      <style:text-properties fo:color="#000000" style:font-name-asian="Garamond" style:font-name-complex="Garamon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fo:font-variant="normal" fo:text-transform="none" fo:color="#000000" style:text-line-through-style="none" fo:font-style="normal" style:text-underline-style="none" fo:font-weight="normal" style:text-blinking="false" fo:background-color="transparent"/>
    </style:style>
    <style:style style:name="T6" style:family="text">
      <style:text-properties fo:font-variant="normal" fo:text-transform="none" fo:color="#000000" style:text-line-through-style="none" fo:font-style="normal" style:text-underline-style="none" fo:font-weight="normal" style:text-blinking="false" fo:background-color="transparent" style:font-name-asian="Garamond" style:font-name-complex="Garamond"/>
    </style:style>
    <style:style style:name="T7" style:family="text">
      <style:text-properties fo:font-weight="normal"/>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laborategia (6. astea) – Segurtasun Laborategiaren aurrekoa (1) </text:p>
      <text:p text:style-name="P1">Hautazko garapena – 4. ataza</text:p>
      <text:p text:style-name="P2"/>
      <text:p text:style-name="P3"><text:tab/></text:p>
      <text:p text:style-name="P4"><text:span text:style-name="T1"><text:tab/></text:span><text:bookmark text:name="docs-internal-guid-9b67e732-b44f-5b60-dbbc-578229eee4ed"/><text:span text:style-name="T6">Kontsideratzen da beste erabiltzaile mota bat web aplikazioan pribilegio desberdinak izango dituena: Irakaslea. Zehazki, irakasleak ondorengo erabilpen kasuak exekuta ditzake:</text:span></text:p>
      <text:p text:style-name="P5"><text:tab/>a) Proposaturik dauden galderak ikusi ahal izango ditu (egilea, enuntziatua, erantzuna)</text:p>
      <text:p text:style-name="P5"><text:tab/>b) Galdera baten zailtasun maila eguneratzeko aukera (gehitu, nahiz aldatu, 1 eta 5 artean)</text:p>
      <text:p text:style-name="P5"><text:tab/>c) Galdera zehatz bat ezabatu, edota</text:p>
      <text:p text:style-name="P5"><text:tab/>d) Egile jakin baten galdera guztiak ezabatu.</text:p>
      <text:p text:style-name="P6"><text:span text:style-name="T7"><text:line-break/><text:tab/></text:span><text:span text:style-name="T5">Ataza hau burutzeko</text:span> Erabiltzaile taulari zutabe berri bat gehitu behar zaio: mota. Honek bi balio euki ahal ditu: "ikaslea" edo "irakaslea". Ezingo da hutsik laga. Lehenetsitako balioa "ikaslea" izango da. </text:p>
      <text:p text:style-name="P6"/>
      <text:p text:style-name="P6"><text:tab/>Soilik "irakaslea" motako erabitzaileek aldatu dezakete "ikaslea" erabiltzaileak "irakaslea" erabiltzailera.</text:p>
      <text:p text:style-name="P6"/>
      <text:p text:style-name="P6"><text:tab/>Aurretik aipatutako irakaslearen erabilpen kasu bereziak irakasleek soilik eskura izango dute; sistemara konektatu ondoren (Login), irakasleek web orrian hainbat esteka ezberdin eukiko dituze eskura adierazitako lanak egiteko. Ikasleek ez dituzte horrelako esteka berezirik ikusiko. </text:p>
      <text:p text:style-name="P6"/>
      <text:p text:style-name="P6"><text:tab/><text:span text:style-name="T2">Proposaturiko galderak ikusteko</text:span> web orrian, datubaseari kontsulta bat egingo zaio. Galdera guztiak ikusteko gai izango da irakasleak. Baina baita erabiltzaile jakin baten galdera guztiak ikusteko. Ikasle baten galderak ikusteko, galderaren enuntziatuaren aurretik egilearen izena agertuko da; irakaslearentzat, izenean esteka bat agertuko da, ikasle horren galdera eta erantzun guztiak erakusten duen web orri batera bideratzen duena.</text:p>
      <text:p text:style-name="P6"/>
      <text:p text:style-name="P6"><text:tab/><text:span text:style-name="T3">Galdera jakin baten zailtasun maila aldatzeko</text:span>, galderaren web orrian bertan galderaren zailtasun maila aldatzeko aukera ematen duen web orria irekitzen duen esteka bat agertuko da.</text:p>
      <text:p text:style-name="P6"><text:tab/></text:p>
      <text:p text:style-name="P6"><text:tab/><text:span text:style-name="T2">Galdera jakin bat ezabatzeko</text:span>, galderaren web orrian bertan galdera hori ezabatzeko baieztapena eskatzen duen web orria irekitzen duen esteka bat agertuko da.</text:p>
      <text:p text:style-name="P6"/>
      <text:p text:style-name="P6"><text:tab/><text:span text:style-name="T2">Ikasle baten galdera guztiak ezabatzeko</text:span>, ikasle horren gunera atzitu beharko da. Ikasle baten gunera joateko, galderaren enuntziatuaren aurretik egilearen izena agertuko da; irakaslearentzat, izenean esteka bat agertuko da, ikasle horren galdera eta erantzun guztiak erakusten duen web orri batera bideratzen duena. Bertan ikasle horren galdera guztiak ezabatzeko aukera ematen duen web orria irekitzen duen esteka bat agertuko da.</text:p>
      <text:p text:style-name="P6"/>
      <text:p text:style-name="P6"><text:tab/>Web orri berri hauek babestuak egongo dira: soilik irakasleak diren erabiltzaileak bertan sartuko ahal dira. Irakaslea ez den edonork babestutako web orri batera eskuz ailegatu nahi bada (URLa idatziz), errore mezu bat duen web orri batera desbideratuko da. Errore mezu honek atzitu nahi den web orriak atzipen mugatua duela adieraziko d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Tahoma1" svg:font-family="Tahoma"/>
    <style:font-face style:name="Garamond" svg:font-family="Garamond, Garamond"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 style:family="paragraph" style:parent-style-name="Standard">
      <style:paragraph-properties fo:text-align="start" style:justify-single-word="false" style:text-autospace="none"/>
      <style:text-properties fo:color="#000000" style:font-name="Garamond" fo:font-size="12pt" fo:language="de" fo:country="DE" style:font-name-asian="Garamond" style:font-size-asian="12pt" style:language-asian="ja" style:country-asian="JP" style:font-name-complex="Garamond" style:font-size-complex="12pt" style:language-complex="fa" style:country-complex="I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2M4S</meta:editing-duration>
    <meta:editing-cycles>6</meta:editing-cycles>
    <meta:generator>OpenOffice/4.1.2$Win32 OpenOffice.org_project/412m3$Build-9782</meta:generator>
    <dc:date>2016-10-11T17:47:54.99</dc:date>
    <dc:creator>Julen Ferrero</dc:creator>
    <meta:document-statistic meta:table-count="0" meta:image-count="0" meta:object-count="0" meta:page-count="1" meta:paragraph-count="17" meta:word-count="357" meta:character-count="2683"/>
    <meta:user-defined meta:name="Info 1"/>
    <meta:user-defined meta:name="Info 2"/>
    <meta:user-defined meta:name="Info 3"/>
    <meta:user-defined meta:name="Info 4"/>
  </office:meta>
</office:document-meta>
</file>